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office:value-type="float" office:value="-1.22" calcext:value-type="float">
            <text:p>-1.2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office:value-type="float" office:value="-1.22" calcext:value-type="float">
            <text:p>-1.2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office:value-type="float" office:value="-1.22" calcext:value-type="float">
            <text:p>-1.2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office:value-type="float" office:value="-1.22" calcext:value-type="float">
            <text:p>-1.2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office:value-type="float" office:value="-1.22" calcext:value-type="float">
            <text:p>-1.2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office:value-type="float" office:value="-1.22" calcext:value-type="float">
            <text:p>-1.2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Reduced stability </text:p>
          </table:table-cell>
          <table:table-cell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Reduced stability </text:p>
          </table:table-cell>
          <table:table-cell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Reduced stability </text:p>
          </table:table-cell>
          <table:table-cell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Reduced stability </text:p>
          </table:table-cell>
          <table:table-cell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Reduced stability </text:p>
          </table:table-cell>
          <table:table-cell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float" office:value="-2.49" calcext:value-type="float">
            <text:p>-2.4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float" office:value="-2.49" calcext:value-type="float">
            <text:p>-2.4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float" office:value="-2.49" calcext:value-type="float">
            <text:p>-2.4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float" office:value="-2.49" calcext:value-type="float">
            <text:p>-2.4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float" office:value="-2.49" calcext:value-type="float">
            <text:p>-2.4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float" office:value="-2.49" calcext:value-type="float">
            <text:p>-2.4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ncreased stability </text:p>
          </table:table-cell>
          <table:table-cell office:value-type="string" calcext:value-type="string">
            <text:p>Reduc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Increased stability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Increased stability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00/00/0000</text:date>, <text:time style:data-style-name="N2" text:time-value="23:55:23.440336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02:07:14.982053223</meta:creation-date>
    <dc:date>2020-12-14T23:59:03.390676406</dc:date>
    <meta:editing-duration>PT10H30M</meta:editing-duration>
    <meta:editing-cycles>2</meta:editing-cycles>
    <meta:generator>LibreOffice/5.1.6.2$Linux_X86_64 LibreOffice_project/10m0$Build-2</meta:generator>
    <meta:document-statistic meta:table-count="1" meta:cell-count="946" meta:object-count="0"/>
  </office:meta>
</office:document-meta>
</file>